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reath-on-me-breath-of-god-slides-page1.png" manifest:media-type="image/png"/>
  <manifest:file-entry manifest:full-path="Pictures/breath-on-me-breath-of-god-slides-page2.png" manifest:media-type="image/png"/>
  <manifest:file-entry manifest:full-path="Pictures/breath-on-me-breath-of-god-slides-page3.png" manifest:media-type="image/png"/>
  <manifest:file-entry manifest:full-path="Pictures/breath-on-me-breath-of-god-slides-page4.png" manifest:media-type="image/png"/>
  <manifest:file-entry manifest:full-path="Pictures/breath-on-me-breath-of-god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th-on-me-breath-of-god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th-on-me-breath-of-god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th-on-me-breath-of-god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th-on-me-breath-of-god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th-on-me-breath-of-god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